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sine" svg:font-family="Cousine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4986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6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653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Heading_20_1">
      <style:text-properties officeooo:paragraph-rsid="0002d8cc"/>
    </style:style>
    <style:style style:name="P2" style:family="paragraph" style:parent-style-name="Heading_20_1">
      <style:paragraph-properties fo:break-before="page"/>
      <style:text-properties officeooo:paragraph-rsid="0002d8cc"/>
    </style:style>
    <style:style style:name="P3" style:family="paragraph" style:parent-style-name="Text_20_body">
      <style:text-properties officeooo:paragraph-rsid="0002d8cc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text-properties officeooo:paragraph-rsid="00046880"/>
    </style:style>
    <style:style style:name="P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officeooo:paragraph-rsid="00054559"/>
    </style:style>
    <style:style style:name="P8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11.3000001907349pt" officeooo:paragraph-rsid="00054559"/>
    </style:style>
    <style:style style:name="P9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P10" style:family="paragraph" style:parent-style-name="Preformatted_20_Text">
      <style:paragraph-properties fo:margin-top="0in" fo:margin-bottom="0.1965in" loext:contextual-spacing="false"/>
      <style:text-properties style:font-name="DejaVu Sans Mono" fo:font-size="11.3000001907349pt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08c6e3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 officeooo:paragraph-rsid="00054559"/>
    </style:style>
    <style:style style:name="P13" style:family="paragraph" style:parent-style-name="Preformatted_20_Text">
      <style:text-properties fo:color="#a9b7c6" style:font-name="DejaVu Sans Mono" fo:font-size="11.3000001907349pt" officeooo:paragraph-rsid="00054559" style:font-name-asian="Noto Sans CJK SC Regular" style:font-size-asian="14pt" style:font-name-complex="FreeSans" style:font-size-complex="14pt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54559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11.3000001907349pt" officeooo:paragraph-rsid="00054559"/>
    </style:style>
    <style:style style:name="P16" style:family="paragraph" style:parent-style-name="Preformatted_20_Text">
      <style:text-properties fo:color="#a9b7c6"/>
    </style:style>
    <style:style style:name="P17" style:family="paragraph" style:parent-style-name="Preformatted_20_Text">
      <style:text-properties fo:color="#a9b7c6" style:font-name="DejaVu Sans Mono" fo:font-size="11.3000001907349pt"/>
    </style:style>
    <style:style style:name="P18" style:family="paragraph" style:parent-style-name="Preformatted_20_Text">
      <style:text-properties fo:color="#a9b7c6" style:font-name="DejaVu Sans Mono" fo:font-size="11.3000001907349pt" officeooo:rsid="0008c6e3" officeooo:paragraph-rsid="0008c6e3"/>
    </style:style>
    <style:style style:name="P19" style:family="paragraph" style:parent-style-name="Preformatted_20_Text">
      <style:text-properties fo:color="#808080" style:font-name="DejaVu Sans Mono" fo:font-size="11.3000001907349pt"/>
    </style:style>
    <style:style style:name="P20" style:family="paragraph" style:parent-style-name="Heading_20_3">
      <style:text-properties officeooo:paragraph-rsid="00054559"/>
    </style:style>
    <style:style style:name="P21" style:family="paragraph" style:parent-style-name="Heading_20_3">
      <style:paragraph-properties fo:break-before="page"/>
      <style:text-properties officeooo:paragraph-rsid="00054559"/>
    </style:style>
    <style:style style:name="P22" style:family="paragraph" style:parent-style-name="Text_20_body" style:list-style-name="L1"/>
    <style:style style:name="P23" style:family="paragraph" style:parent-style-name="Text_20_body">
      <style:text-properties officeooo:paragraph-rsid="00054559"/>
    </style:style>
    <style:style style:name="P24" style:family="paragraph" style:parent-style-name="Text_20_body">
      <style:paragraph-properties fo:margin-top="0in" fo:margin-bottom="0in" loext:contextual-spacing="false"/>
    </style:style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P26" style:family="paragraph" style:parent-style-name="Table_20_Contents">
      <style:text-properties officeooo:paragraph-rsid="00054559"/>
    </style:style>
    <style:style style:name="T1" style:family="text">
      <style:text-properties officeooo:rsid="00046880"/>
    </style:style>
    <style:style style:name="T2" style:family="text">
      <style:text-properties style:font-name="Cousine" officeooo:rsid="00046880"/>
    </style:style>
    <style:style style:name="T3" style:family="text">
      <style:text-properties fo:color="#8888c6"/>
    </style:style>
    <style:style style:name="T4" style:family="text">
      <style:text-properties fo:color="#8888c6" style:font-name="DejaVu Sans Mono" fo:font-size="11.3000001907349pt"/>
    </style:style>
    <style:style style:name="T5" style:family="text">
      <style:text-properties fo:color="#a9b7c6"/>
    </style:style>
    <style:style style:name="T6" style:family="text">
      <style:text-properties fo:color="#a9b7c6" style:font-name="DejaVu Sans Mono" fo:font-size="11.3000001907349pt"/>
    </style:style>
    <style:style style:name="T7" style:family="text">
      <style:text-properties fo:color="#a9b7c6" officeooo:rsid="000617e6"/>
    </style:style>
    <style:style style:name="T8" style:family="text">
      <style:text-properties fo:color="#6a8759"/>
    </style:style>
    <style:style style:name="T9" style:family="text">
      <style:text-properties fo:color="#6a8759" style:font-name="DejaVu Sans Mono" fo:font-size="11.3000001907349pt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 fo:font-size="11.3000001907349pt"/>
    </style:style>
    <style:style style:name="T12" style:family="text">
      <style:text-properties fo:color="#6897bb"/>
    </style:style>
    <style:style style:name="T13" style:family="text">
      <style:text-properties fo:color="#6897bb" style:font-name="DejaVu Sans Mono" fo:font-size="11.3000001907349pt"/>
    </style:style>
    <style:style style:name="T14" style:family="text">
      <style:text-properties style:font-name="DejaVu Sans Mono" fo:font-size="11.3000001907349pt"/>
    </style:style>
    <style:style style:name="T15" style:family="text">
      <style:text-properties fo:color="#ffc66d"/>
    </style:style>
    <style:style style:name="T16" style:family="text">
      <style:text-properties fo:font-weight="bold" officeooo:rsid="0006131e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o-now-301"/>Do Now <text:span text:style-name="T1">5</text:span>.01</text:h>
      <text:p text:style-name="Text_20_body">Type the following code into the editor and run the program.</text:p>
      <text:p text:style-name="Preformatted_20_Text"><text:span text:style-name="Source_20_Text">import random</text:span></text:p>
      <text:p text:style-name="Preformatted_20_Text"><text:span text:style-name="Source_20_Text">random.randint(</text:span><text:span text:style-name="Source_20_Text"><text:span text:style-name="T1">1</text:span></text:span><text:span text:style-name="Source_20_Text">, </text:span><text:span text:style-name="Source_20_Text"><text:span text:style-name="T1">5</text:span></text:span><text:span text:style-name="Source_20_Text">)</text:span></text:p>
      <text:p text:style-name="Preformatted_20_Text"><text:span text:style-name="Source_20_Text">random.randint(</text:span><text:span text:style-name="Source_20_Text"><text:span text:style-name="T1">2</text:span></text:span><text:span text:style-name="Source_20_Text">, </text:span><text:span text:style-name="Source_20_Text"><text:span text:style-name="T1">7</text:span></text:span><text:span text:style-name="Source_20_Text">)</text:span></text:p>
      <text:p text:style-name="Preformatted_20_Text"><text:span text:style-name="Source_20_Text">print(random.randint(</text:span><text:span text:style-name="Source_20_Text"><text:span text:style-name="T1">1</text:span></text:span><text:span text:style-name="Source_20_Text">, </text:span><text:span text:style-name="Source_20_Text"><text:span text:style-name="T1">5</text:span></text:span><text:span text:style-name="Source_20_Text">))</text:span></text:p>
      <text:p text:style-name="P6"><text:span text:style-name="Source_20_Text">print(random.randint(</text:span><text:span text:style-name="Source_20_Text"><text:span text:style-name="T1">1</text:span></text:span><text:span text:style-name="Source_20_Text">, </text:span><text:span text:style-name="Source_20_Text"><text:span text:style-name="T1">5</text:span></text:span><text:span text:style-name="Source_20_Text">))</text:span></text:p>
      <text:p text:style-name="Preformatted_20_Text"><text:span text:style-name="Source_20_Text">print(random.randint(</text:span><text:span text:style-name="Source_20_Text"><text:span text:style-name="T1">2</text:span></text:span><text:span text:style-name="Source_20_Text">, </text:span><text:span text:style-name="Source_20_Text"><text:span text:style-name="T1">7</text:span></text:span><text:span text:style-name="Source_20_Text">))</text:span></text:p>
      <text:p text:style-name="P5"><text:span text:style-name="Source_20_Text">print(random.randint(</text:span><text:span text:style-name="Source_20_Text"><text:span text:style-name="T1">2</text:span></text:span><text:span text:style-name="Source_20_Text">, </text:span><text:span text:style-name="Source_20_Text"><text:span text:style-name="T1">7</text:span></text:span><text:span text:style-name="Source_20_Text">))</text:span></text:p>
      <text:p text:style-name="P3">What does <text:span text:style-name="Source_20_Text">randint</text:span> do?<text:line-break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"><text:span text:style-name="Source_20_Text"><text:span text:style-name="T16">Randint randomly chooses a number that is equal to or between the two numbers.</text:span></text:span></text:p>
          </table:table-cell>
        </table:table-row>
      </table:table>
      <text:p text:style-name="P3"><text:line-break/></text:p>
      <text:p text:style-name="P3">What do the values <text:span text:style-name="T2">1</text:span><text:span text:style-name="Source_20_Text"> </text:span>and <text:span text:style-name="T2">5</text:span><text:span text:style-name="Source_20_Text"> </text:span>do? Try changing those numbers, rerun the program, and write down what changed.<text:lin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pan text:style-name="Source_20_Text"><text:span text:style-name="T16">Values 1 and 5 gives a limit of the range of numbers for randint to choose. Can choose 1, 5, and between them. When I change those numbers, the range to choose from changed.</text:span></text:span></text:p>
          </table:table-cell>
        </table:table-row>
      </table:table>
      <text:p text:style-name="P3"><text:line-break/></text:p>
      <text:p text:style-name="P3">What is the difference between <text:span text:style-name="Source_20_Text">random.randint(</text:span><text:span text:style-name="Source_20_Text"><text:span text:style-name="T1">2</text:span></text:span><text:span text:style-name="Source_20_Text">,</text:span><text:span text:style-name="Source_20_Text"><text:span text:style-name="T1">7</text:span></text:span><text:span text:style-name="Source_20_Text">) </text:span>and <text:span text:style-name="Source_20_Text">print(random.randint(</text:span><text:span text:style-name="Source_20_Text"><text:span text:style-name="T1">2</text:span></text:span><text:span text:style-name="Source_20_Text">,</text:span><text:span text:style-name="Source_20_Text"><text:span text:style-name="T1">7</text:span></text:span><text:span text:style-name="Source_20_Text">))</text:span>?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<text:span text:style-name="Source_20_Text"><text:span text:style-name="T16">Random.randint(2,7) chooses a number &gt;= 2 and &lt;= 7</text:span></text:span></text:p>
            <text:p text:style-name="P26"><text:span text:style-name="Source_20_Text"><text:span text:style-name="T16">print(random.randint(2,7)) prints the chosen number out</text:span></text:span></text:p>
          </table:table-cell>
        </table:table-row>
      </table:table>
      <text:p text:style-name="P3"/>
      <text:h text:style-name="P1" text:outline-level="1"/>
      <text:h text:style-name="P2" text:outline-level="1"><text:bookmark text:name="lab-301---magic-8-ball"/>Lab <text:span text:style-name="T1">5</text:span>.01 - Magic 8-Ball</text:h>
      <text:p text:style-name="P4">1) Practice importing random, use <text:span text:style-name="Source_20_Text">randint </text:span>with different arguments. Simulate a dice roll, printing out to the user what number they rolled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bookmark-start text:name="__DdeLink__1950_1260332648"/><text:span text:style-name="T10">import </text:span>random</text:p>
            <text:p text:style-name="P12">random.randint(<text:span text:style-name="T12">1</text:span><text:span text:style-name="T10">, </text:span><text:span text:style-name="T12">6</text:span>)</text:p>
            <text:p text:style-name="P7"><text:span text:style-name="T4">print</text:span><text:span text:style-name="T6">(</text:span><text:span text:style-name="T9">"You rolled a dice and landed on"</text:span><text:span text:style-name="T11">, </text:span><text:span text:style-name="T6">random.randint(</text:span><text:span text:style-name="T13">1</text:span><text:span text:style-name="T11">, </text:span><text:span text:style-name="T13">6</text:span><text:span text:style-name="T6">))</text:span><text:bookmark-end text:name="__DdeLink__1950_1260332648"/></text:p>
          </table:table-cell>
        </table:table-row>
      </table:table>
      <text:p text:style-name="P4"/>
      <text:p text:style-name="Text_20_body">2) Look at the <text:a xlink:type="simple" xlink:href="https://docs.python.org/2/library/random.html" office:target-frame-name="_blank" xlink:show="new" text:style-name="Internet_20_link" text:visited-style-name="Visited_20_Internet_20_Link">documentation</text:a> of the random library. Experiment with another function (not <text:span text:style-name="Source_20_Text">randint</text:span>) that returns a value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8"><text:bookmark-start text:name="__DdeLink__1952_1260332648"/><text:span text:style-name="T10">import</text:span> random</text:p>
            <text:p text:style-name="P17">random.randrange(<text:span text:style-name="T12">1</text:span><text:span text:style-name="T10">, </text:span><text:span text:style-name="T12">7</text:span>)</text:p>
            <text:p text:style-name="P11"><text:span text:style-name="T4">print</text:span><text:span text:style-name="T6">(</text:span><text:span text:style-name="T9">"You rolled a dice and landed on"</text:span><text:span text:style-name="T11">, </text:span><text:span text:style-name="T6">random.randrange(</text:span><text:span text:style-name="T13">1</text:span><text:span text:style-name="T11">, </text:span><text:span text:style-name="T13">7</text:span><text:span text:style-name="T6">))</text:span><text:bookmark-end text:name="__DdeLink__1952_1260332648"/></text:p>
          </table:table-cell>
        </table:table-row>
      </table:table>
      <text:p text:style-name="Text_20_body"/>
      <text:p text:style-name="Text_20_body">3) Create a program that simulates a <text:a xlink:type="simple" xlink:href="https://en.wikipedia.org/wiki/Magic_8-Ball" office:target-frame-name="_blank" xlink:show="new" text:style-name="Internet_20_link" text:visited-style-name="Visited_20_Internet_20_Link">magic 8-ball</text:a>. Store all of the 8-ball's possible responses (shown below) in a list. Have the program prompt the user to ask the magic 8-ball a question, and then return and print a random response.</text:p>
      <text:p text:style-name="Text_20_body">Magic 8-ball response examples:</text:p>
      <text:section text:style-name="Sect1" text:name="Section1">
        <text:list xml:id="list7108244026155126951" text:style-name="L1">
          <text:list-item>
            <text:p text:style-name="P25">outlook is good</text:p>
          </text:list-item>
          <text:list-item>
            <text:p text:style-name="P25">ask again later</text:p>
          </text:list-item>
          <text:list-item>
            <text:p text:style-name="P25">yes</text:p>
          </text:list-item>
          <text:list-item>
            <text:p text:style-name="P25">no</text:p>
          </text:list-item>
          <text:list-item>
            <text:p text:style-name="P25">most likely no</text:p>
          </text:list-item>
          <text:list-item>
            <text:p text:style-name="P25">most likely yes</text:p>
          </text:list-item>
          <text:list-item>
            <text:p text:style-name="P25">maybe</text:p>
          </text:list-item>
          <text:list-item>
            <text:p text:style-name="P22">outlook is not good</text:p>
          </text:list-item>
        </text:list>
        <text:p text:style-name="P23"/>
      </text:section>
      <text:h text:style-name="P20" text:outline-level="3"/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bookmark-start text:name="__DdeLink__1941_1260332648"/><text:bookmark-end text:name="__DdeLink__1941_1260332648"/><text:bookmark-start text:name="__DdeLink__1948_1260332648"/><text:span text:style-name="T10">import </text:span>random</text:p>
            <text:p text:style-name="P19"># response</text:p>
            <text:p text:style-name="P17">r = [<text:span text:style-name="T8">"outlook is good"</text:span><text:span text:style-name="T10">, </text:span><text:span text:style-name="T8">"ask again later"</text:span><text:span text:style-name="T10">, </text:span><text:span text:style-name="T8">"yes"</text:span><text:span text:style-name="T10">, </text:span><text:span text:style-name="T8">"no"</text:span><text:span text:style-name="T10">, </text:span><text:span text:style-name="T8">"most likely no"</text:span><text:span text:style-name="T10">, </text:span><text:span text:style-name="T8">"most likely yes"</text:span><text:span text:style-name="T10">, </text:span><text:span text:style-name="T8">"maybe"</text:span><text:span text:style-name="T10">,</text:span></text:p>
            <text:p text:style-name="P16"><text:span text:style-name="T10"><text:s text:c="5"/></text:span><text:span text:style-name="T9">"outlook is not good"</text:span><text:span text:style-name="T14">]</text:span></text:p>
            <text:p text:style-name="P17"><text:span text:style-name="T10">def </text:span><text:span text:style-name="T15">main</text:span>():</text:p>
            <text:p text:style-name="P16"><text:s text:c="4"/><text:span text:style-name="T4">input</text:span><text:span text:style-name="T14">(</text:span><text:span text:style-name="T9">"Ask the magic 8 ball a question..."</text:span><text:span text:style-name="T14">)</text:span></text:p>
            <text:p text:style-name="P16"><text:s text:c="4"/><text:span text:style-name="T14">c = random.sample(r</text:span><text:span text:style-name="T11">, </text:span><text:span text:style-name="T13">1</text:span><text:span text:style-name="T14">)</text:span></text:p>
            <text:p text:style-name="P16"><text:s text:c="4"/><text:span text:style-name="T4">print</text:span><text:span text:style-name="T14">(c)</text:span></text:p>
            <text:p text:style-name="P10"><text:span text:style-name="T5">main(</text:span><text:span text:style-name="T7">)</text:span><text:bookmark-end text:name="__DdeLink__1948_1260332648"/></text:p>
          </table:table-cell>
        </table:table-row>
      </table:table>
      <text:h text:style-name="P20" text:outline-level="3"/>
      <text:h text:style-name="P20" text:outline-level="3"/>
      <text:h text:style-name="P21" text:outline-level="3"><text:bookmark text:name="bonus"/>Bonus!</text:h>
      <text:p text:style-name="Text_20_body">Research the math library and create a program that finds the <text:bookmark-start text:name="__DdeLink__1943_1260332648"/>length of the hypotenuse of a right triangle given two sides.<text:bookmark-end text:name="__DdeLink__1943_1260332648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7"><text:span text:style-name="T10">import </text:span>random</text:p>
            <text:p text:style-name="P17"><text:span text:style-name="T10">import </text:span>math</text:p>
            <text:p text:style-name="P17">a = random.randrange(<text:span text:style-name="T12">1</text:span><text:span text:style-name="T10">, </text:span><text:span text:style-name="T12">100</text:span>)</text:p>
            <text:p text:style-name="P17">b = random.randrange(<text:span text:style-name="T12">1</text:span><text:span text:style-name="T10">, </text:span><text:span text:style-name="T12">100</text:span>)</text:p>
            <text:p text:style-name="P19"># a^2 + b^2 = c^2</text:p>
            <text:p text:style-name="P17">c = math.sqrt(math.pow(a<text:span text:style-name="T10">, </text:span><text:span text:style-name="T12">2</text:span>) + math.pow(b<text:span text:style-name="T10">, </text:span><text:span text:style-name="T12">2</text:span>))</text:p>
            <text:p text:style-name="P17"><text:span text:style-name="T3">print</text:span>(<text:span text:style-name="T8">"I will find the length of the hypotenuse of a right triangle given two sides.</text:span><text:span text:style-name="T10">\n</text:span><text:span text:style-name="T8">"</text:span>)</text:p>
            <text:p text:style-name="P9"><text:span text:style-name="T3">print</text:span>(<text:span text:style-name="T8">"side 1:"</text:span><text:span text:style-name="T10">, </text:span>a<text:span text:style-name="T10">, </text:span><text:span text:style-name="T8">"</text:span><text:span text:style-name="T10">\n</text:span><text:span text:style-name="T8">side 2:"</text:span><text:span text:style-name="T10">, </text:span>b<text:span text:style-name="T10">, </text:span><text:span text:style-name="T8">"</text:span><text:span text:style-name="T10">\n</text:span><text:span text:style-name="T8">Hypotenuse is:"</text:span><text:span text:style-name="T10">, </text:span>c)</text:p>
            <text:p text:style-name="Preformatted_20_Text"><text:span text:style-name="T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sine" svg:font-family="Cousine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34:38.187729254</meta:creation-date>
    <dc:date>2018-03-01T23:03:35.200488271</dc:date>
    <meta:editing-duration>PT25M5S</meta:editing-duration>
    <meta:editing-cycles>6</meta:editing-cycles>
    <meta:generator>LibreOffice/5.0.6.2$Linux_X86_64 LibreOffice_project/00m0$Build-2</meta:generator>
    <meta:document-statistic meta:table-count="7" meta:image-count="0" meta:object-count="0" meta:page-count="3" meta:paragraph-count="56" meta:word-count="380" meta:character-count="2310" meta:non-whitespace-character-count="1971"/>
  </office:meta>
</office:document-meta>
</file>